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dcff" officeooo:paragraph-rsid="001bdcff"/>
    </style:style>
    <style:style style:name="P2" style:family="paragraph" style:parent-style-name="Standard">
      <style:text-properties officeooo:rsid="001c2e1b" officeooo:paragraph-rsid="001c2e1b"/>
    </style:style>
    <style:style style:name="P3" style:family="paragraph" style:parent-style-name="Standard">
      <style:text-properties officeooo:rsid="001c46f3" officeooo:paragraph-rsid="001c46f3"/>
    </style:style>
    <style:style style:name="P4" style:family="paragraph" style:parent-style-name="Standard">
      <style:text-properties officeooo:rsid="001d4f9b" officeooo:paragraph-rsid="001d4f9b"/>
    </style:style>
    <style:style style:name="P5" style:family="paragraph" style:parent-style-name="Standard">
      <style:text-properties officeooo:rsid="001e095c" officeooo:paragraph-rsid="001e095c"/>
    </style:style>
    <style:style style:name="T1" style:family="text">
      <style:text-properties officeooo:rsid="001d4f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te – Percebe o ambiente através de seus sensores e age no ambiente através de efetuadores</text:p>
      <text:p text:style-name="P1"/>
      <text:p text:style-name="P1">Agentes Inteligentes:</text:p>
      <text:p text:style-name="P1">- Operam por controles autônomos</text:p>
      <text:p text:style-name="P1">- Percebe seu ambiente</text:p>
      <text:p text:style-name="P1">- Persiste por um longo período de tempo</text:p>
      <text:p text:style-name="P1">- Adapta a mudança</text:p>
      <text:p text:style-name="P1">- Cria e persegue objetivos</text:p>
      <text:p text:style-name="P1">- E mais uma ai</text:p>
      <text:p text:style-name="P1">E isso os difere de programas</text:p>
      <text:p text:style-name="P1"/>
      <text:p text:style-name="P1">Agentes Inteligentes podem ser influenciados pelo estado atual ou pelo histórico de seus estados</text:p>
      <text:p text:style-name="P1"/>
      <text:p text:style-name="P1">É necessário definir medidas de desempenho para avaliar o sucesso do agente</text:p>
      <text:p text:style-name="P1"/>
      <text:p text:style-name="P1">Medida de desempenho = Medida de Performance</text:p>
      <text:p text:style-name="P1"/>
      <text:p text:style-name="P2">Medidas de Performance – Como e Quando</text:p>
      <text:p text:style-name="P2"/>
      <text:p text:style-name="P3">Agentes Racionais – Segue princípio de racionalidade e depende dos seguintes fatores:</text:p>
      <text:p text:style-name="P3">- Medida de Desempenho que determina o grau de sucesso</text:p>
      <text:p text:style-name="P3">- O que o agente sabe sobre o ambiente</text:p>
      <text:p text:style-name="P3">- O que o agente percebe</text:p>
      <text:p text:style-name="P3">- As ações que o agente pode executar</text:p>
      <text:p text:style-name="P3">Definição mais completa: Para uma sequência perceptibva, ele realiza ações que maximizam a medida de performance baseado no seu conhecimento para satisfazer um objetivo</text:p>
      <text:p text:style-name="P3"/>
      <text:p text:style-name="P3">Agente Racional -Onisciência, Aprendizado e Autonomia – Ler slides</text:p>
      <text:p text:style-name="P3"/>
      <text:p text:style-name="P3">Onisciência – Impossível na realidade. Agente onisciênte sabe resultado real de suas ações e pode agir de acordo com ele</text:p>
      <text:p text:style-name="P3"/>
      <text:p text:style-name="P3"><text:s/>Aprendizado – Agente racional não apenas coleta informações, mas aprende tanto quanto possível do que ele percebe</text:p>
      <text:p text:style-name="P3"/>
      <text:p text:style-name="P3">Autonomia – Agente racional deve ser autônomo, aprender para compensar um conhecimento prévio inparcial ou incompleto. <text:span text:style-name="T1">Capacidade de adaptações a novas situações</text:span></text:p>
      <text:p text:style-name="P3"/>
      <text:p text:style-name="P4">Orientação a Objeto junto com Agentes Inteligentes</text:p>
      <text:p text:style-name="P4"/>
      <text:p text:style-name="P4">Mapeamento e Projeto do Agente – Olhar no Slide</text:p>
      <text:p text:style-name="P4"/>
      <text:p text:style-name="P5">Ambientes:</text:p>
      <text:p text:style-name="P5">Completamente x Parcialmente Observável – Xadrez x Dominó</text:p>
      <text:p text:style-name="P5">Determinístico x Estocástico - </text:p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0:10:28.895960209</meta:creation-date>
    <dc:date>2023-12-21T11:40:49.752750508</dc:date>
    <meta:editing-duration>PT6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252" meta:character-count="1612" meta:non-whitespace-character-count="1377"/>
  </office:meta>
</office:document-meta>
</file>